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.00130752">
            <text:p>0,00130752</text:p>
          </table:table-cell>
          <table:table-cell office:value-type="float" office:value="1.26087">
            <text:p>1,26087</text:p>
          </table:table-cell>
          <table:table-cell office:value-type="float" office:value="0.228346">
            <text:p>0,228346</text:p>
          </table:table-cell>
          <table:table-cell office:value-type="float" office:value="0.00908001">
            <text:p>0,00908001</text:p>
          </table:table-cell>
          <table:table-cell office:value-type="float" office:value="0.268341">
            <text:p>0,268341</text:p>
          </table:table-cell>
          <table:table-cell office:value-type="float" office:value="0.00181429">
            <text:p>0,00181429</text:p>
          </table:table-cell>
          <table:table-cell office:value-type="float" office:value="0.203125">
            <text:p>0,203125</text:p>
          </table:table-cell>
          <table:table-cell office:value-type="float" office:value="0.018161">
            <text:p>0,018161</text:p>
          </table:table-cell>
          <table:table-cell office:value-type="float" office:value="0.0283445">
            <text:p>0,0283445</text:p>
          </table:table-cell>
          <table:table-cell office:value-type="float" office:value="0.8263">
            <text:p>0,8263</text:p>
          </table:table-cell>
          <table:table-cell office:value-type="float" office:value="0.139685">
            <text:p>0,139685</text:p>
          </table:table-cell>
          <table:table-cell office:value-type="float" office:value="2.28217">
            <text:p>2,28217</text:p>
          </table:table-cell>
        </table:table-row>
        <table:table-row table:style-name="ro1">
          <table:table-cell office:value-type="float" office:value="0.000463838">
            <text:p>0,000463838</text:p>
          </table:table-cell>
          <table:table-cell office:value-type="float" office:value="1.11765">
            <text:p>1,11765</text:p>
          </table:table-cell>
          <table:table-cell office:value-type="float" office:value="0.149606">
            <text:p>0,149606</text:p>
          </table:table-cell>
          <table:table-cell office:value-type="float" office:value="-0.0065651">
            <text:p>-0,0065651</text:p>
          </table:table-cell>
          <table:table-cell office:value-type="float" office:value="0.14863">
            <text:p>0,14863</text:p>
          </table:table-cell>
          <table:table-cell office:value-type="float" office:value="0.000784395">
            <text:p>0,000784395</text:p>
          </table:table-cell>
          <table:table-cell office:value-type="float" office:value="0.140625">
            <text:p>0,140625</text:p>
          </table:table-cell>
          <table:table-cell office:value-type="float" office:value="0.0112614">
            <text:p>0,0112614</text:p>
          </table:table-cell>
          <table:table-cell office:value-type="float" office:value="0.0326503">
            <text:p>0,0326503</text:p>
          </table:table-cell>
          <table:table-cell office:value-type="float" office:value="0.836405">
            <text:p>0,836405</text:p>
          </table:table-cell>
          <table:table-cell office:value-type="float" office:value="0.0638028">
            <text:p>0,0638028</text:p>
          </table:table-cell>
          <table:table-cell table:style-name="ce1" office:value-type="float" office:value="1.5434">
            <text:p>1,5434</text:p>
          </table:table-cell>
        </table:table-row>
        <table:table-row table:style-name="ro1">
          <table:table-cell office:value-type="float" office:value="0.000741395">
            <text:p>0,000741395</text:p>
          </table:table-cell>
          <table:table-cell office:value-type="float" office:value="1.35714">
            <text:p>1,35714</text:p>
          </table:table-cell>
          <table:table-cell office:value-type="float" office:value="0.149606">
            <text:p>0,149606</text:p>
          </table:table-cell>
          <table:table-cell office:value-type="float" office:value="0.0254545">
            <text:p>0,0254545</text:p>
          </table:table-cell>
          <table:table-cell office:value-type="float" office:value="0.580413">
            <text:p>0,580413</text:p>
          </table:table-cell>
          <table:table-cell office:value-type="float" office:value="0.000745286">
            <text:p>0,000745286</text:p>
          </table:table-cell>
          <table:table-cell office:value-type="float" office:value="0.128906">
            <text:p>0,128906</text:p>
          </table:table-cell>
          <table:table-cell office:value-type="float" office:value="0.0122041">
            <text:p>0,0122041</text:p>
          </table:table-cell>
          <table:table-cell office:value-type="float" office:value="0.0325661">
            <text:p>0,0325661</text:p>
          </table:table-cell>
          <table:table-cell office:value-type="float" office:value="0.821502">
            <text:p>0,821502</text:p>
          </table:table-cell>
          <table:table-cell office:value-type="float" office:value="0.0674288">
            <text:p>0,0674288</text:p>
          </table:table-cell>
          <table:table-cell office:value-type="float" office:value="1.57584">
            <text:p>1,5758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formula="of:=MIN([.A1:.A9])" office:value-type="float" office:value="0.000463838">
            <text:p>0,000463838</text:p>
          </table:table-cell>
          <table:table-cell table:formula="of:=MIN([.B1:.B9])" office:value-type="float" office:value="1.11765">
            <text:p>1,11765</text:p>
          </table:table-cell>
          <table:table-cell table:formula="of:=MIN([.C1:.C9])" office:value-type="float" office:value="0.149606">
            <text:p>0,149606</text:p>
          </table:table-cell>
          <table:table-cell table:formula="of:=MIN([.D1:.D9])" office:value-type="float" office:value="-0.0065651">
            <text:p>-0,0065651</text:p>
          </table:table-cell>
          <table:table-cell table:formula="of:=MIN([.E1:.E9])" office:value-type="float" office:value="0.14863">
            <text:p>0,14863</text:p>
          </table:table-cell>
          <table:table-cell table:formula="of:=MIN([.F1:.F9])" office:value-type="float" office:value="0.000745286">
            <text:p>0,000745286</text:p>
          </table:table-cell>
          <table:table-cell table:formula="of:=MIN([.G1:.G9])" office:value-type="float" office:value="0.128906">
            <text:p>0,128906</text:p>
          </table:table-cell>
          <table:table-cell table:formula="of:=MIN([.H1:.H9])" office:value-type="float" office:value="0.0112614">
            <text:p>0,0112614</text:p>
          </table:table-cell>
          <table:table-cell table:formula="of:=MIN([.I1:.I9])" office:value-type="float" office:value="0.0283445">
            <text:p>0,0283445</text:p>
          </table:table-cell>
          <table:table-cell table:formula="of:=MIN([.J1:.J9])" office:value-type="float" office:value="0.821502">
            <text:p>0,821502</text:p>
          </table:table-cell>
          <table:table-cell table:formula="of:=MIN([.K1:.K9])" office:value-type="float" office:value="0.0638028">
            <text:p>0,0638028</text:p>
          </table:table-cell>
          <table:table-cell table:formula="of:=MIN([.L1:.L9])" office:value-type="float" office:value="1.5434">
            <text:p>1,5434</text:p>
          </table:table-cell>
        </table:table-row>
        <table:table-row table:style-name="ro1">
          <table:table-cell table:formula="of:=MAX([.A1:.A9])" office:value-type="float" office:value="0.00130752">
            <text:p>0,00130752</text:p>
          </table:table-cell>
          <table:table-cell table:formula="of:=MAX([.B1:.B9])" office:value-type="float" office:value="1.35714">
            <text:p>1,35714</text:p>
          </table:table-cell>
          <table:table-cell table:formula="of:=MAX([.C1:.C9])" office:value-type="float" office:value="0.228346">
            <text:p>0,228346</text:p>
          </table:table-cell>
          <table:table-cell table:formula="of:=MAX([.D1:.D9])" office:value-type="float" office:value="0.0254545">
            <text:p>0,0254545</text:p>
          </table:table-cell>
          <table:table-cell table:formula="of:=MAX([.E1:.E9])" office:value-type="float" office:value="0.580413">
            <text:p>0,580413</text:p>
          </table:table-cell>
          <table:table-cell table:formula="of:=MAX([.F1:.F9])" office:value-type="float" office:value="0.00181429">
            <text:p>0,00181429</text:p>
          </table:table-cell>
          <table:table-cell table:formula="of:=MAX([.G1:.G9])" office:value-type="float" office:value="0.203125">
            <text:p>0,203125</text:p>
          </table:table-cell>
          <table:table-cell table:formula="of:=MAX([.H1:.H9])" office:value-type="float" office:value="0.018161">
            <text:p>0,018161</text:p>
          </table:table-cell>
          <table:table-cell table:formula="of:=MAX([.I1:.I9])" office:value-type="float" office:value="0.0326503">
            <text:p>0,0326503</text:p>
          </table:table-cell>
          <table:table-cell table:formula="of:=MAX([.J1:.J9])" office:value-type="float" office:value="0.836405">
            <text:p>0,836405</text:p>
          </table:table-cell>
          <table:table-cell table:formula="of:=MAX([.K1:.K9])" office:value-type="float" office:value="0.139685">
            <text:p>0,139685</text:p>
          </table:table-cell>
          <table:table-cell table:formula="of:=MAX([.L1:.L9])" office:value-type="float" office:value="2.28217">
            <text:p>2,282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1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1:55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